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d428"/>
    </style:style>
    <style:style style:name="ce2" style:family="table-cell" style:parent-style-name="Default">
      <style:table-cell-properties fo:background-color="#b4c7dc" fo:border="0.74pt solid #000000"/>
      <style:text-properties fo:color="#000000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 style:data-style-name="N36">
      <style:table-cell-properties fo:background-color="#b4c7dc" fo:border="0.74pt solid #000000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ff972f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b7b3c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2" table:default-cell-style-name="Default"/>
        <table:table-column table:style-name="co1" table:number-columns-repeated="3" table:default-cell-style-name="ce6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Tur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Tur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Durum_İd</text:p>
          </table:table-cell>
          <table:table-cell/>
          <table:table-cell table:style-name="ce7" office:value-type="string" calcext:value-type="string">
            <text:p>Durum</text:p>
          </table:table-cell>
          <table:table-cell table:style-name="ce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ul sevrıs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Ad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ıda Alısverisi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elir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terjan 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Gider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Ki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lası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aa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lir Gider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ih</text:p>
          </table:table-cell>
          <table:table-cell table:style-name="ce2" office:value-type="string" calcext:value-type="string">
            <text:p>Tur</text:p>
          </table:table-cell>
          <table:table-cell table:style-name="ce2" office:value-type="string" calcext:value-type="string">
            <text:p>Acıklama</text:p>
          </table:table-cell>
          <table:table-cell table:style-name="ce2" office:value-type="string" calcext:value-type="string">
            <text:p>Tutar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4-02-20" calcext:value-type="date">
            <text:p>20.02.20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kul sevrıs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4-02-21" calcext:value-type="date">
            <text:p>21.02.20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ıda alisverisi 900</text:p>
          </table:table-cell>
          <table:table-cell table:style-name="ce3"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date" office:date-value="2024-02-22" calcext:value-type="date">
            <text:p>22.02.20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terjan 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date" office:date-value="2024-02-23" calcext:value-type="date">
            <text:p>23.02.20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atura Toplam <text:s text:c="8"/>1000</text:p>
          </table:table-cell>
          <table:table-cell table:style-name="ce3"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date" office:date-value="2024-02-24" calcext:value-type="date">
            <text:p>24.02.20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ira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date" office:date-value="2024-02-25" calcext:value-type="date">
            <text:p>25.02.20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lasım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date" office:date-value="2024-02-26" calcext:value-type="date">
            <text:p>26.02.20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as</text:p>
          </table:table-cell>
          <table:table-cell table:style-name="ce3" office:value-type="float" office:value="17000" calcext:value-type="float">
            <text:p>17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1:57:29.200000000</meta:creation-date>
    <dc:date>2024-02-20T12:41:48.395000000</dc:date>
    <meta:editing-duration>PT44M19S</meta:editing-duration>
    <meta:editing-cycles>1</meta:editing-cycles>
    <meta:document-statistic meta:table-count="1" meta:cell-count="73" meta:object-count="0"/>
    <meta:generator>LibreOffice/7.4.0.3$Windows_X86_64 LibreOffice_project/f85e47c08ddd19c015c0114a68350214f7066f5a</meta:generator>
  </office:meta>
</office:document-meta>
</file>